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T_EPP_TB</text:p>
      <text:p text:style-name="Standard">library ieee;</text:p>
      <text:p text:style-name="Standard">use ieee.std_logic_1164.all;</text:p>
      <text:p text:style-name="Standard"/>
      <text:p text:style-name="Standard">entity cnt_epp_tb is</text:p>
      <text:p text:style-name="Standard">end entity cnt_epp_tb;</text:p>
      <text:p text:style-name="Standard"/>
      <text:p text:style-name="Standard">architecture cnt_epp of cnt_epp_tb is</text:p>
      <text:p text:style-name="Standard"/>
      <text:p text:style-name="Standard"><text:s text:c="2"/>component cnt_epp is</text:p>
      <text:p text:style-name="Standard"><text:s text:c="4"/>port (</text:p>
      <text:p text:style-name="Standard"><text:s text:c="6"/>CLK <text:tab/>: in std_logic;</text:p>
      <text:p text:style-name="Standard"><text:s text:c="6"/>RST <text:tab/>: in std_logic;</text:p>
      <text:p text:style-name="Standard"><text:s text:c="6"/>ASTRB : in std_logic;</text:p>
      <text:p text:style-name="Standard"><text:s text:c="6"/>DSTRB : in std_logic;</text:p>
      <text:p text:style-name="Standard"><text:s text:c="6"/>DATA <text:tab/>: inout std_logic_vector(7 downto 0);</text:p>
      <text:p text:style-name="Standard"><text:s text:c="6"/>PWRITE: in std_logic;</text:p>
      <text:p text:style-name="Standard"><text:s text:c="6"/>PWAIT : out std_logic;</text:p>
      <text:p text:style-name="Standard"><text:s text:c="6"/>DATO_RD : in std_logic_vector(7 downto 0);</text:p>
      <text:p text:style-name="Standard"><text:s text:c="6"/>CE_RD : out std_logic;</text:p>
      <text:p text:style-name="Standard"><text:s text:c="6"/>DIR <text:tab/>: out std_logic_vector (7 downto 0);</text:p>
      <text:p text:style-name="Standard"><text:s text:c="6"/>DIR_VLD : out std_logic;</text:p>
      <text:p text:style-name="Standard"><text:s text:c="6"/>DATO <text:tab/>: out std_logic_vector (7 downto 0);</text:p>
      <text:p text:style-name="Standard"><text:s text:c="6"/>DATO_VLD : out std_logic);</text:p>
      <text:p text:style-name="Standard"><text:s text:c="2"/>end component;</text:p>
      <text:p text:style-name="Standard"><text:s text:c="2"/></text:p>
      <text:p text:style-name="Standard"><text:s text:c="2"/>component epp_device is</text:p>
      <text:p text:style-name="Standard"><text:s text:c="2"/>port (</text:p>
      <text:p text:style-name="Standard"><text:s text:c="4"/>DATA <text:s text:c="2"/>: inout std_logic_vector(7 downto 0);</text:p>
      <text:p text:style-name="Standard"><text:s text:c="4"/>PWRITE : out <text:s text:c="2"/>std_logic;</text:p>
      <text:p text:style-name="Standard"><text:s text:c="4"/>DSTRB <text:s/>: out <text:s text:c="2"/>std_logic;</text:p>
      <text:p text:style-name="Standard"><text:s text:c="4"/>ASTRB <text:s/>: out <text:s text:c="2"/>std_logic;</text:p>
      <text:p text:style-name="Standard"><text:s text:c="4"/>PWAIT <text:s/>: in <text:s text:c="3"/>std_logic);</text:p>
      <text:p text:style-name="Standard"><text:s text:c="2"/>end component;</text:p>
      <text:p text:style-name="Standard"><text:s text:c="2"/></text:p>
      <text:p text:style-name="Standard"><text:s text:c="2"/>signal CLK_i <text:s text:c="3"/>: std_logic := '0';</text:p>
      <text:p text:style-name="Standard"><text:s text:c="2"/>signal RST_i <text:s text:c="3"/>: std_logic := '1';</text:p>
      <text:p text:style-name="Standard"><text:s text:c="2"/>signal ASTRB_i <text:s/>: std_logic := '1';</text:p>
      <text:p text:style-name="Standard"><text:s text:c="2"/>signal DSTRB_i <text:s/>: std_logic := '1';</text:p>
      <text:p text:style-name="Standard"><text:s text:c="2"/>signal DATA_io <text:s/>: std_logic_vector(7 downto 0);</text:p>
      <text:p text:style-name="Standard"><text:s text:c="2"/>signal PWRITE_i : std_logic := '1';</text:p>
      <text:p text:style-name="Standard"><text:s text:c="2"/>signal PWAIT_o <text:s/>: std_logic;</text:p>
      <text:p text:style-name="Standard"><text:s text:c="2"/>signal DATO_RD_i: std_logic_vector(7 downto 0) := (others =&gt; '0');</text:p>
      <text:p text:style-name="Standard"><text:s text:c="2"/>signal CE_RD_o <text:s/>: std_logic;</text:p>
      <text:p text:style-name="Standard"><text:s text:c="2"/>signal DIR_o <text:s text:c="3"/>: std_logic_vector(7 downto 0) := (others =&gt; '0');</text:p>
      <text:p text:style-name="Standard"><text:s text:c="2"/>signal DIR_VLD_o: std_logic;</text:p>
      <text:p text:style-name="Standard"><text:s text:c="2"/>signal DATO_o <text:s text:c="2"/>: std_logic_vector (7 downto 0);</text:p>
      <text:p text:style-name="Standard"><text:s text:c="2"/>signal DATO_VLD_o: std_logic;</text:p>
      <text:p text:style-name="Standard"><text:s text:c="2"/></text:p>
      <text:p text:style-name="Standard">begin <text:s/>-- architecture cnt_epp</text:p>
      <text:p text:style-name="Standard"/>
      <text:p text:style-name="Standard"><text:s text:c="2"/>DUT: entity work.cnt_epp</text:p>
      <text:p text:style-name="Standard"><text:soft-page-break/><text:s text:c="4"/>port map (</text:p>
      <text:p text:style-name="Standard"><text:s text:c="6"/>CLK <text:s text:c="5"/>=&gt; CLK_i,</text:p>
      <text:p text:style-name="Standard"><text:s text:c="6"/>RST <text:s text:c="5"/>=&gt; RST_i,</text:p>
      <text:p text:style-name="Standard"><text:s text:c="6"/>ASTRB <text:s text:c="3"/>=&gt; ASTRB_i,</text:p>
      <text:p text:style-name="Standard"><text:s text:c="6"/>DSTRB <text:s text:c="3"/>=&gt; DSTRB_i,</text:p>
      <text:p text:style-name="Standard"><text:s text:c="6"/>DATA <text:s text:c="4"/>=&gt; DATA_io,</text:p>
      <text:p text:style-name="Standard"><text:s text:c="6"/>PWRITE <text:s text:c="2"/>=&gt; PWRITE_i,</text:p>
      <text:p text:style-name="Standard"><text:s text:c="6"/>PWAIT <text:s text:c="3"/>=&gt; PWAIT_o,</text:p>
      <text:p text:style-name="Standard"><text:s text:c="6"/>DATO_RD <text:s/>=&gt; DATO_RD_i,</text:p>
      <text:p text:style-name="Standard"><text:s text:c="6"/>CE_RD <text:s text:c="3"/>=&gt; CE_RD_o,</text:p>
      <text:p text:style-name="Standard"><text:s text:c="6"/>DIR <text:s text:c="5"/>=&gt; DIR_o,</text:p>
      <text:p text:style-name="Standard"><text:s text:c="6"/>DIR_VLD <text:s/>=&gt; DIR_VLD_o,</text:p>
      <text:p text:style-name="Standard"><text:s text:c="6"/>DATO <text:s text:c="4"/>=&gt; DATO_o,</text:p>
      <text:p text:style-name="Standard"><text:s text:c="6"/>DATO_VLD =&gt; DATO_VLD_o);</text:p>
      <text:p text:style-name="Standard"/>
      <text:p text:style-name="Standard"><text:s text:c="3"/>epp: entity work.epp_device</text:p>
      <text:p text:style-name="Standard"><text:s text:c="4"/>port map (</text:p>
      <text:p text:style-name="Standard"><text:tab/><text:tab/> <text:s text:c="2"/>DATA <text:s text:c="2"/>=&gt; DATA_io,</text:p>
      <text:p text:style-name="Standard"><text:tab/><text:tab/><text:tab/>PWRITE =&gt; PWRITE_i,</text:p>
      <text:p text:style-name="Standard"><text:tab/><text:tab/><text:tab/>DSTRB <text:s/>=&gt; DSTRB_i,</text:p>
      <text:p text:style-name="Standard"><text:tab/><text:tab/><text:tab/>ASTRB <text:s/>=&gt; ASTRB_i,</text:p>
      <text:p text:style-name="Standard"><text:tab/><text:tab/><text:tab/>PWAIT <text:s/>=&gt; PWAIT_o);</text:p>
      <text:p text:style-name="Standard"><text:tab/><text:tab/><text:tab/></text:p>
      <text:p text:style-name="Standard"><text:s text:c="2"/>CLK_i &lt;= not CLK_i after 5 ns;</text:p>
      <text:p text:style-name="Standard"><text:s text:c="2"/>RST_i &lt;= '1', '0' after 25 ns;</text:p>
      <text:p text:style-name="Standard"><text:s text:c="2"/>DATO_RD_i &lt;= x"33" after 6250 ns, x"00" after 7250 ns;</text:p>
      <text:p text:style-name="Standard"/>
      <text:p text:style-name="Standard">end architecture cnt_ep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08:37.90</meta:creation-date>
    <dc:date>2015-04-29T12:02:59.76</dc:date>
    <dc:creator>Pedro Barquin Ayuso</dc:creator>
    <meta:editing-duration>PT1M2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74" meta:word-count="286" meta:character-count="2093"/>
  </office:meta>
</office:document-meta>
</file>